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bottom="10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bottom="10.00p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ame : Umesh Patidar</text:span></text:p>
      <text:p text:style-name="P1"><text:span text:style-name="T1">Enrollment: 2202031800041</text:span></text:p>
      <text:p text:style-name="P1"><text:span text:style-name="T1"/></text:p>
      <text:p text:style-name="P1"><text:span text:style-name="T1">To create a repository on GitHub and a folder inside the repository, follow these steps:</text:span></text:p>
      <text:p text:style-name="P1"><text:span text:style-name="T2"/></text:p>
      <text:list text:style-name="L2">
        <text:list-item>
          <text:p text:style-name="P2"><text:span text:style-name="T3">Sign in to GitHub:</text:span></text:p>
        </text:list-item>
      </text:list>
      <text:p text:style-name="P3"><text:span text:style-name="T3">Open your web browser and go to github.com. Sign in to your GitHub account if you haven't already.</text:span></text:p>
      <text:p text:style-name="P3"><text:span text:style-name="T3"/></text:p>
      <text:list text:style-name="L4">
        <text:list-item>
          <text:p text:style-name="P4"><text:span text:style-name="T3">Create a New Repository:</text:span></text:p>
        </text:list-item>
      </text:list>
      <text:p text:style-name="P5"><text:span text:style-name="T3"/></text:p>
      <text:p text:style-name="P5"><text:span text:style-name="T3">Click on the "+" icon in the top right corner of the GitHub interface.</text:span></text:p>
      <text:p text:style-name="P5"><text:span text:style-name="T3">Select "New repository" from the dropdown menu.</text:span></text:p>
      <text:p text:style-name="P5"><text:span text:style-name="T3">Fill in Repository Details:</text:span></text:p>
      <text:p text:style-name="P5"><text:span text:style-name="T3"/></text:p>
      <text:p text:style-name="P5"><text:span text:style-name="T3">Enter a name for your repository. Make it descriptive so others can understand what it contains.</text:span></text:p>
      <text:p text:style-name="P5"><text:span text:style-name="T3">Optionally, add a description to explain what the repository is for.</text:span></text:p>
      <text:p text:style-name="P5"><text:span text:style-name="T3">Choose whether the repository will be public or private. Public repositories are visible to everyone, while private repositories are only visible to you and collaborators you specify.</text:span></text:p>
      <text:p text:style-name="P5"><text:span text:style-name="T3">You can also choose to initialize the repository with a README file, which is useful for providing introductory information about your project.</text:span></text:p>
      <text:list text:style-name="L6">
        <text:list-item>
          <text:p text:style-name="P6"><text:span text:style-name="T3">Create Repository:</text:span></text:p>
        </text:list-item>
      </text:list>
      <text:p text:style-name="P7"><text:span text:style-name="T3"/></text:p>
      <text:p text:style-name="P7"><text:span text:style-name="T3">Click the "Create repository" button.</text:span></text:p>
      <text:p text:style-name="P7"><text:span text:style-name="T3">Clone the Repository:</text:span></text:p>
      <text:p text:style-name="P7"><text:span text:style-name="T3"/></text:p>
      <text:p text:style-name="P7"><text:span text:style-name="T3">Once the repository is created, you'll be taken to its main page. To work with the repository locally on your computer, you'll need to clone it.</text:span></text:p>
      <text:p text:style-name="P7"><text:span text:style-name="T3">Click on the green "Code" button and copy the URL provided.</text:span></text:p>
      <text:list text:style-name="L8">
        <text:list-item>
          <text:p text:style-name="P8"><text:span text:style-name="T3">Open Terminal/Command Prompt:</text:span></text:p>
        </text:list-item>
      </text:list>
      <text:p text:style-name="P9"><text:span text:style-name="T3"/></text:p>
      <text:p text:style-name="P9"><text:span text:style-name="T3">Open your terminal or command prompt on your local machine.</text:span></text:p>
      <text:list text:style-name="L10">
        <text:list-item>
          <text:p text:style-name="P10"><text:span text:style-name="T3">Clone the Repository:</text:span></text:p>
        </text:list-item>
      </text:list>
      <text:p text:style-name="P11"><text:span text:style-name="T3"/></text:p>
      <text:p text:style-name="P11"><text:span text:style-name="T3">Navigate to the directory where you want to clone the repository using the cd command.</text:span></text:p>
      <text:p text:style-name="P11"><text:span text:style-name="T3">Use the git clone command followed by the repository URL you copied earlier. For example:</text:span></text:p>
      <text:p text:style-name="P11"><text:span text:style-name="T3">bash</text:span></text:p>
      <text:p text:style-name="P11"><text:span text:style-name="T3">Copy code</text:span></text:p>
      <text:p text:style-name="P11"><text:span text:style-name="T3">git clone<text:s/></text:span><text:a xlink:href="https://github.com/your-username/repository-name.git"><text:span text:style-name="T4">https://github.com/your-username/repository-name.git</text:span></text:a><text:span text:style-name="T5"/></text:p>
      <text:list text:style-name="L12">
        <text:list-item>
          <text:p text:style-name="P12"><text:span text:style-name="T5">Create a New Folder:</text:span></text:p>
        </text:list-item>
      </text:list>
      <text:p text:style-name="P13"><text:span text:style-name="T5"/></text:p>
      <text:p text:style-name="P13"><text:span text:style-name="T5">Navigate into the cloned repository directory using the cd command.</text:span></text:p>
      <text:p text:style-name="P13"><text:span text:style-name="T5">Use the mkdir command followed by the name of the folder you want to create. For example:</text:span></text:p>
      <text:p text:style-name="P13"><text:span text:style-name="T5">arduino</text:span></text:p>
      <text:p text:style-name="P13"><text:span text:style-name="T5">Copy code</text:span></text:p>
      <text:p text:style-name="P13"><text:span text:style-name="T5">mkdir folder-name</text:span></text:p>
      <text:p text:style-name="P13"><text:span text:style-name="T5">Add Files to the Folder:</text:span></text:p>
      <text:p text:style-name="P13"><text:span text:style-name="T5"/></text:p>
      <text:p text:style-name="P13"><text:span text:style-name="T5">Place any files you want to add to the folder inside it.</text:span></text:p>
      <text:list text:style-name="L14">
        <text:list-item>
          <text:p text:style-name="P14"><text:span text:style-name="T5">Commit Changes:</text:span></text:p>
        </text:list-item>
      </text:list>
      <text:p text:style-name="P15"><text:span text:style-name="T5"/></text:p>
      <text:p text:style-name="P15"><text:span text:style-name="T5">After adding files, go back to your terminal or command prompt.</text:span></text:p>
      <text:p text:style-name="P15"><text:span text:style-name="T5">Use the git add . command to stage all changes.</text:span></text:p>
      <text:p text:style-name="P15"><text:span text:style-name="T5">Use the git commit -m "Your commit message" command to commit the changes. Replace "Your commit message" with a brief description of the changes you made.</text:span></text:p>
      <text:list text:style-name="L16">
        <text:list-item>
          <text:p text:style-name="P16"><text:span text:style-name="T5">Push Changes to GitHub:</text:span></text:p>
        </text:list-item>
      </text:list>
      <text:p text:style-name="P17"><text:span text:style-name="T5"/></text:p>
      <text:p text:style-name="P17"><text:span text:style-name="T5">Finally, use the git push command to push your changes to the GitHub repository:</text:span></text:p>
      <text:p text:style-name="P17"><text:span text:style-name="T5">css</text:span></text:p>
      <text:list text:style-name="L18">
        <text:list-item>
          <text:p text:style-name="P18"><text:span text:style-name="T5">Copy code</text:span></text:p>
        </text:list-item>
      </text:list>
      <text:p text:style-name="P19"><text:span text:style-name="T5">git push origin main</text:span></text:p>
      <text:p text:style-name="P19"><text:span text:style-name="T5">(Note: If you're using a different branch, replace main with the name of your branch.)</text:span></text:p>
      <text:p text:style-name="P19"><text:span text:style-name="T5">Now, your repository on GitHub should have a folder with files inside it.</text:span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